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Tabela nr 233/A/NBP/2017 z dnia 2017-12-0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  <table:table-cell/>
        </table:table-row>
        <calcext:conditional-formats>
          <calcext:conditional-format calcext:target-range-address="Sheet1.E5:Sheet1.E39">
            <calcext:color-scale>
              <calcext:color-scale-entry calcext:value="=[.D5]&gt;=2" calcext:type="formula" calcext:color="#ff0000"/>
              <calcext:color-scale-entry calcext:value="=[.D5]&lt;=2" calcext:type="formula" calcext:color="#72bf4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 style:data-style-name="N2" text:time-value="20:17:21.7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6:30.679003735</meta:creation-date>
    <dc:date>2017-12-09T20:18:25.197000000</dc:date>
    <meta:editing-duration>PT8M35S</meta:editing-duration>
    <meta:editing-cycles>3</meta:editing-cycles>
    <meta:generator>LibreOffice/5.4.2.2$Windows_x86 LibreOffice_project/22b09f6418e8c2d508a9eaf86b2399209b0990f4</meta:generator>
    <meta:document-statistic meta:table-count="1" meta:cell-count="109" meta:object-count="0"/>
  </office:meta>
</office:document-meta>
</file>